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1dda7b" officeooo:paragraph-rsid="001dda7b"/>
    </style:style>
    <style:style style:name="P2" style:family="paragraph" style:parent-style-name="Standard">
      <style:text-properties officeooo:rsid="001dda7b" officeooo:paragraph-rsid="001dda7b"/>
    </style:style>
    <style:style style:name="P3" style:family="paragraph" style:parent-style-name="Standard">
      <style:text-properties fo:font-weight="bold" officeooo:rsid="001dda7b" officeooo:paragraph-rsid="001dda7b" style:font-weight-asian="bold" style:font-weight-complex="bold"/>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text-properties officeooo:paragraph-rsid="001dda7b"/>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text-properties officeooo:paragraph-rsid="001dda7b"/>
    </style:style>
    <style:style style:name="T1" style:family="text">
      <style:text-properties officeooo:rsid="001dda7b"/>
    </style:style>
    <style:style style:name="T2" style:family="text">
      <style:text-properties fo:font-weight="normal" style:font-weight-asian="normal" style:font-weight-complex="normal"/>
    </style:style>
    <style:style style:name="T3" style:family="text">
      <style:text-properties fo:font-weight="normal" officeooo:rsid="001dda7b" style:font-weight-asian="normal" style:font-weight-complex="normal"/>
    </style:style>
    <style:style style:name="T4" style:family="text">
      <style:text-properties fo:font-weight="bold" style:font-weight-asian="bold" style:font-weight-complex="bold"/>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itle: Software Engineer</text:p>
      <text:p text:style-name="P2"/>
      <text:p text:style-name="P3">Contact Information</text:p>
      <text:p text:style-name="P3"/>
      <text:p text:style-name="P2"><text:span text:style-name="T2">phone: +263 777 085 017</text:span></text:p>
      <text:p text:style-name="P2"><text:span text:style-name="T2">email: </text:span><text:a xlink:type="simple" xlink:href="mailto:tmotsi10@gmail.com" text:style-name="Internet_20_link" text:visited-style-name="Visited_20_Internet_20_Link"><text:span text:style-name="T2">tmotsi10@gmail.com</text:span></text:a></text:p>
      <text:p text:style-name="P2"><text:span text:style-name="T2">github: github.com/tapiwa-1</text:span></text:p>
      <text:p text:style-name="P2"><text:span text:style-name="T2">linkedin: Tapiwa Motsi</text:span></text:p>
      <text:p text:style-name="P2"><text:span text:style-name="T2"/></text:p>
      <text:h text:style-name="P1" text:outline-level="3"><text:span text:style-name="Strong_20_Emphasis"><text:span text:style-name="T5">Key Skills</text:span></text:span></text:h>
      <text:p text:style-name="P2"><text:span text:style-name="Strong_20_Emphasis"><text:span text:style-name="T6">HTML/CSS/JS</text:span></text:span></text:p>
      <text:p text:style-name="P2"><text:span text:style-name="Strong_20_Emphasis"><text:span text:style-name="T6">VueJs</text:span></text:span></text:p>
      <text:p text:style-name="P2"><text:span text:style-name="Strong_20_Emphasis"><text:span text:style-name="T6">PHP</text:span></text:span></text:p>
      <text:p text:style-name="P2"><text:span text:style-name="Strong_20_Emphasis"><text:span text:style-name="T6">Laravel</text:span></text:span></text:p>
      <text:p text:style-name="P2"><text:span text:style-name="Strong_20_Emphasis"><text:span text:style-name="T6">MySql</text:span></text:span></text:p>
      <text:p text:style-name="P2"><text:span text:style-name="Strong_20_Emphasis"><text:span text:style-name="T6">Docker</text:span></text:span></text:p>
      <text:p text:style-name="P2"><text:span text:style-name="Strong_20_Emphasis"><text:span text:style-name="T6">C#</text:span></text:span></text:p>
      <text:p text:style-name="P2"><text:span text:style-name="Strong_20_Emphasis"><text:span text:style-name="T6">C/C++</text:span></text:span></text:p>
      <text:p text:style-name="P2"><text:span text:style-name="Strong_20_Emphasis"><text:span text:style-name="T6">Python</text:span></text:span></text:p>
      <text:p text:style-name="P2"><text:span text:style-name="T2"/></text:p>
      <text:p text:style-name="P2"><text:span text:style-name="T4">Introduction</text:span></text:p>
      <text:p text:style-name="P2">Hard-working listing software engineer with a flair for creating elegant solutions in the least amount of time. As a fullstack developer, created SAS datasets of clinical data and developed macro programs to improve efficiency and quality of data management for Ministry of Local Goverment. Looking to use my software engineering skills to help boost ..............’ data management efficiency.</text:p>
      <text:p text:style-name="P2"/>
      <text:p text:style-name="P3">Work Experience</text:p>
      <text:p text:style-name="P2"/>
      <text:p text:style-name="P2">Ministry of Local goverment and public works </text:p>
      <text:p text:style-name="P2"/>
      <text:p text:style-name="P2">Software Developer<text:tab/>August 2022 – July 2023</text:p>
      <text:p text:style-name="P2"/>
      <text:p text:style-name="P3">Key Responsibilities</text:p>
      <text:p text:style-name="P2"/>
      <text:list text:style-name="L2">
        <text:list-item>
          <text:p text:style-name="P6"><text:span text:style-name="T1">Developed full-stack web applications which processed, analyzed, and rendered data for traditional leaders visually.</text:span></text:p>
        </text:list-item>
      </text:list>
      <text:list text:style-name="L1">
        <text:list-item>
          <text:p text:style-name="P5">Managed time-sensitive updates, including content changes and database upgrades.</text:p>
        </text:list-item>
        <text:list-item>
          <text:p text:style-name="P4">Planned, wrote, and debugged web applications and software with complete accuracy.</text:p>
        </text:list-item>
        <text:list-item>
          <text:p text:style-name="P4">Produce clean, efficient code based on specifications </text:p>
        </text:list-item>
      </text:list>
      <text:list text:style-name="L4">
        <text:list-item>
          <text:p text:style-name="P7">Integrate software components and third-party programs </text:p>
        </text:list-item>
      </text:list>
      <text:list text:style-name="L5">
        <text:list-item>
          <text:p text:style-name="P8">Verify and deploy programs and systems </text:p>
        </text:list-item>
      </text:list>
      <text:list text:style-name="L6">
        <text:list-item>
          <text:p text:style-name="P9">Troubleshoot, debug and upgrade existing software </text:p>
        </text:list-item>
      </text:list>
      <text:list text:style-name="L7">
        <text:list-item>
          <text:p text:style-name="P10">Gather and evaluate user feedback </text:p>
        </text:list-item>
      </text:list>
      <text:list text:style-name="L8">
        <text:list-item>
          <text:p text:style-name="P11">Recommend and execute improvements </text:p>
        </text:list-item>
      </text:list>
      <text:list xml:id="list860083418" text:style-name="L9">
        <text:list-item>
          <text:p text:style-name="P12">Create technical documentation for reference and reporting</text:p>
          <text:p text:style-name="P12"/>
        </text:list-item>
      </text:list>
      <text:p text:style-name="Text_20_body"><text:span text:style-name="Strong_20_Emphasis"><text:span text:style-name="T4">Key Achievements</text:span></text:span></text:p>
      <text:list text:style-name="L10">
        <text:list-item>
          <text:p text:style-name="P13"><text:soft-page-break/><text:span text:style-name="Strong_20_Emphasis"><text:span text:style-name="T3">Complited Traditional Leaders System. A web based application designed to capture information about chiefs, villageheads and headmans in order to minimuze data reduntancy, data incosistency.</text:span></text:span></text:p>
        </text:list-item>
      </text:list>
      <text:p text:style-name="P2"/>
      <text:p text:style-name="P3">Education</text:p>
      <text:p text:style-name="P2">Bachelor of Science Information Security and Assuarance <text:tab/><text:tab/>August 2020 to August 2024</text:p>
      <text:p text:style-name="P2">Harare Institute of Technology , Harare, Zimbabwe</text:p>
      <text:p text:style-name="P2">Information assurance is the practice of assuring information and managing risks related to the use, processing, storage, and transmission of information. Information assurance includes protection of the integrity, availability, authenticity, non-repudiation and confidentiality of user data</text:p>
      <text:p text:style-name="P2"/>
      <text:p text:style-name="P2"><text:span text:style-name="Strong_20_Emphasis">Relevant Coursework: </text:span><text:span text:style-name="Strong_20_Emphasis"><text:span text:style-name="T2">Computer Architecture and Organization, Principles of Programming, Secure Coding, System Administration and Security, Visual Programming Concepts, Web Technology, Database Design and Security, Operating Systems, Operating Systems</text:span></text:span></text:p>
      <text:p text:style-name="P2"><text:span text:style-name="Strong_20_Emphasis"><text:span text:style-name="T2"/></text:span></text:p>
      <text:p text:style-name="P2"><text:span text:style-name="Strong_20_Emphasis"><text:span text:style-name="T4">Projects</text:span></text:span></text:p>
      <text:p text:style-name="P2"><text:span text:style-name="Strong_20_Emphasis"><text:span text:style-name="T2"/></text:span></text:p>
      <text:h text:style-name="P1" text:outline-level="3"><text:span text:style-name="Strong_20_Emphasis"><text:span text:style-name="T2"/></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2T20:13:57.860304336</meta:creation-date>
    <dc:date>2023-03-13T06:12:25.504461634</dc:date>
    <meta:editing-duration>PT9H58M38S</meta:editing-duration>
    <meta:editing-cycles>1</meta:editing-cycles>
    <meta:document-statistic meta:table-count="0" meta:image-count="0" meta:object-count="0" meta:page-count="2" meta:paragraph-count="41" meta:word-count="303" meta:character-count="2240" meta:non-whitespace-character-count="1979"/>
    <meta:generator>LibreOffice/7.4.4.2$Linux_X86_64 LibreOffice_project/40$Build-2</meta:generator>
  </office:meta>
</office:document-meta>
</file>